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text:h text:style-name="Heading_20_1" text:outline-level="1"><text:bookmark text:name="_источники_данных"/><text:bookmark text:name="TI000000002"/><text:bookmark text:name="_ref211754678"/><text:bookmark text:name="_ref301370955"/><text:bookmark text:name="_ref301370956"/><text:bookmark text:name="_поле_набора_данных."/><text:bookmark text:name="_часть_набора_данных"/>Введение</text:h>
      <text:p text:style-name="Text_20_body">Настоящая книга является руководством по администрированию системы «1С:Предприятие».<text:bookmark text:name="_ref301373301"/><text:bookmark text:name="_ref301373276"/><text:bookmark text:name="_ref301373249"/><text:bookmark text:name="_ref301372957"/><text:bookmark text:name="_ref301372759"/><text:bookmark text:name="_ref301372209"/><text:bookmark text:name="_ref301371795"/><text:bookmark text:name="_ref301371789"/><text:bookmark text:name="_ref301371733"/><text:bookmark text:name="_ref301371732"/><text:bookmark text:name="_ref301371729"/><text:bookmark text:name="_ref301371728"/><text:bookmark text:name="_ref301371610"/><text:bookmark text:name="_ref301371609"/></text:p>
      <text:h text:style-name="Heading_20_2" text:outline-level="2"><text:bookmark text:name="TI000000003"/><text:bookmark text:name="IssOgl1_Структура_Руководства"/>Структура Руководства</text:h>
      <text:p text:style-name="Text_20_body">Глава 1 содержит требования к аппаратуре и программному обеспечению для установки и работы «1С:Предприятия».</text:p>
      <text:p text:style-name="Text_20_body">Глава 2 посвящена описанию процесса установки системы программ «1С:Предприятие».</text:p>
      <text:p text:style-name="Text_20_body">Глава 3 содержит описание установки конфигураций.</text:p>
      <text:p text:style-name="Text_20_body">Глава 4 описывает запуск системы и настройку параметров окна запуска.</text:p>
      <text:p text:style-name="Text_20_body">Глава 5 содержит информацию по управлению списком информационных баз.</text:p>
      <text:p text:style-name="Text_20_body">Глава 6 посвящена возможностям администрирования в системе «1С:Предприятие».</text:p>
      <text:p text:style-name="Text_20_body">Глава 7 описывает настройку веб-серверов для работы с системой программ «1С:Предприятие».</text:p>
      <text:p text:style-name="Text_20_body">Глава 8 описывает настройку веб-браузеров для работы с веб-клиентом.</text:p>
      <text:p text:style-name="Text_20_body">Глава 9 посвящена описанию системы защиты от несанкционированного использования и настройке ее параметров.</text:p>
      <text:p text:style-name="Text_20_body">Глава 10 описывает процесс обновления системы.</text:p>
      <text:p text:style-name="Text_20_body">Глава 11 описывает процесс удаления системы с компьютера.</text:p>
      <text:p text:style-name="Text_20_body">Глава 12 описывает администрирование мобильного приложения.</text:p>
      <text:p text:style-name="Text_20_body">В приложениях содержится различная вспомогательная информация:</text:p>
      <text:p text:style-name="Text_20_body">● Описание структуры каталогов, которая будет создана после установки, а также описание некоторых файлов и каталогов.</text:p>
      <text:p text:style-name="Text_20_body">● Описание и расположение служебных файлов.</text:p>
      <text:p text:style-name="Text_20_body">● Описание работы с различными утилитами: тестирования и исправления информационных баз, контроля целостности, преобразования информационных баз, утилиты ring.</text:p>
      <text:p text:style-name="Text_20_body">● Описание командной строки запуска клиентских приложений «1С:Предприятия» и Конфигуратора.</text:p>
      <text:p text:style-name="Text_20_body">● Используемые компоненты и лицензии.</text:p>
      <text:p text:style-name="Text_20_body">ВНИМАНИЕ! Информация, касающаяся администрирования клиент-серверного варианта работы системы «1С:Предприятие», приводится в книге «1С:Предприятие 8.3. Клиент-серверный вариант. Руководство администратора» (<text:a xlink:type="simple" xlink:href="https://its.1c.ru/db/v83doc/bookmark/cs" office:target-frame-name="_top" xlink:show="replace" text:style-name="Internet_20_link" text:visited-style-name="Visited_20_Internet_20_Link">https://its.1c.ru/db/v83doc#bookmark:cs</text:a>). Данная книга входит в состав поставки программных продуктов, содержащих серверную часть системы «1С:Предприятие».</text:p>
      <text:h text:style-name="Heading_20_2" text:outline-level="2"><text:bookmark text:name="TI000000004"/><text:bookmark text:name="IssOgl1_Что_вы_должны_знать"/>Что вы должны знать</text:h>
      <text:p text:style-name="Text_20_body">Характер изложения материала данного Руководства предполагает, что вы знакомы с операционной системой компьютера, на котором работает система «1С:Предприятие» (ОС семейства Microsoft Windows и ОС семейства Linux, подробнее перечень поддерживаемых ОС см. на сайте «1С:Предприятия»: <text:a xlink:type="simple" xlink:href="http://v8.1c.ru/requirements/" office:target-frame-name="_blank" xlink:show="new" text:style-name="Internet_20_link" text:visited-style-name="Visited_20_Internet_20_Link">http://v8.1c.ru/requirements/</text:a>), и владеете базовыми навыками работы в ней.</text:p>
      <text:p text:style-name="Text_20_body">Кроме того, необходимо обладать навыками администрирования используемой операционной системы.</text:p>
      <text:p text:style-name="Text_20_body"><text:soft-page-break/>При выполнении некоторых процедур администрирования могут потребоваться административные права доступа, а также дистрибутив используемой операционной системы.</text:p>
      <text:h text:style-name="Heading_20_2" text:outline-level="2"><text:bookmark text:name="TI000000005"/><text:bookmark text:name="IssOgl1_Книги_документации"/>Книги документации</text:h>
      <text:p text:style-name="Text_20_body">В состав документации входят книги по технологической платформе «1С:Предприятие»:</text:p>
      <text:p text:style-name="Text_20_body">● «1С:Предприятие 8.3. Руководство пользователя» (<text:a xlink:type="simple" xlink:href="https://its.1c.ru/db/v83doc/bookmark/usr" office:target-frame-name="_top" xlink:show="replace" text:style-name="Internet_20_link" text:visited-style-name="Visited_20_Internet_20_Link">https://its.1c.ru/db/v83doc#bookmark:usr</text:a>). Книга содержит описание общих приемов работы с программными продуктами, созданными на базе платформы «1С:Предприятие», и может не поставляться отдельно. Данная книга не поставляется в составе продукта «1С:Предприятие 8. Версия для обучения программированию».</text:p>
      <text:p text:style-name="Text_20_body">● «1С:Предприятие 8.3. Руководство разработчика» (<text:a xlink:type="simple" xlink:href="https://its.1c.ru/db/v83doc/bookmark/dev" office:target-frame-name="_top" xlink:show="replace" text:style-name="Internet_20_link" text:visited-style-name="Visited_20_Internet_20_Link">https://its.1c.ru/db/v83doc#bookmark:dev</text:a>). Книга необходима для изменения и настройки конфигурации под особенности учета конкретной организации, а также для разработки новых конфигураций.</text:p>
      <text:p text:style-name="Text_20_body">● «1С:Предприятие 8.3. Руководство администратора» (<text:a xlink:type="simple" xlink:href="https://its.1c.ru/db/v83doc/bookmark/adm" office:target-frame-name="_top" xlink:show="replace" text:style-name="Internet_20_link" text:visited-style-name="Visited_20_Internet_20_Link">https://its.1c.ru/db/v83doc#bookmark:adm</text:a>). Книга описывает администрирование системы «1С:Предприятие», включая информацию об особенностях построения клиент-серверных систем. Данная книга не поставляется в составе продукта «1С:Предприятие 8. Версия для обучения программированию».</text:p>
      <text:p text:style-name="Text_20_body">● «1С:Предприятие 8.3. Клиент-серверный вариант. Руководство администратора» (<text:a xlink:type="simple" xlink:href="https://its.1c.ru/db/v83doc/bookmark/cs" office:target-frame-name="_top" xlink:show="replace" text:style-name="Internet_20_link" text:visited-style-name="Visited_20_Internet_20_Link">https://its.1c.ru/db/v83doc#bookmark:cs</text:a>). Книга описывает особенности работы системы «1С:Предприятие» с информационными базами в варианте клиент-сервер в части установки и эксплуатации. Данная книга не поставляется в составе продукта «1С:Предприятие 8. Версия для обучения программированию».</text:p>
      <text:p text:style-name="Text_20_body">● Синтаксис встроенного языка и языка запросов представлен в книге «1С:Предприятие 8.3. Руководство разработчика». Описание объектной модели полностью включено в поставку в электронном виде (в разделах справки конфигуратора и синтакс-помощнике). Описание объектной модели также содержится в книге «1С:Предприятие 8.3. Описание встроенного языка», которая распространяется отдельно.</text:p>
      <text:p text:style-name="Text_20_body">ВНИМАНИЕ! Комплект поставки конкретного продукта может включать лишь некоторые из перечисленных книг документации.</text:p>
      <text:h text:style-name="Heading_20_3" text:outline-level="3"><text:bookmark text:name="TI000000006"/><text:bookmark text:name="IssOgl2_Методические_материалы_и_дополнительные_возможности"/>Методические материалы и дополнительные возможности</text:h>
      <text:p text:style-name="Text_20_body">Фирма «1С» осуществляет методическую поддержку освоения и внедрения системы программ «1С:Предприятие». Методическая поддержка включает в себя разнообразные формы предоставления информации, необходимой для грамотной и эффективной разработки и использования прикладных решений.</text:p>
      <text:h text:style-name="Heading_20_3" text:outline-level="3"><text:bookmark text:name="TI000000007"/><text:bookmark text:name="IssOgl2_Сопроводительные_файлы_комплекта_поставки_1С_Предприятия"/>Сопроводительные файлы комплекта поставки «1С:Предприятия»</text:h>
      <text:p text:style-name="Text_20_body">В процессе установки платформы «1С:Предприятие» выполняется копирование на жесткий диск ряда сопроводительных файлов, содержащих описание изменений, реализованных в данной версии платформы, и инструкции по переходу с предыдущих версий.</text:p>
      <text:p text:style-name="Text_20_body">Все сопроводительные файлы располагаются в каталоге установочных файлов конкретной версии системы «1С:Предприятие», в каталоге \docs\ru.</text:p>
      <text:p text:style-name="Text_20_body">● V8Update.htm ‑ в этом файле содержатся отличия текущей версии платформы от предыдущих версий и особенности перехода на новую версию.</text:p>
      <text:h text:style-name="Heading_20_2" text:outline-level="2"><text:bookmark text:name="_ref301371241"/><text:bookmark text:name="_ref301371233"/><text:bookmark text:name="TI000000008"/><text:bookmark text:name="IssOgl1_ИТС_8209_информационно-технологическое_сопровождение"/>ИТС ‑ информационно-технологическое сопровождение</text:h>
      <text:p text:style-name="Text_20_body">Фирма «1С» осуществляет платную методическую поддержку пользователей в рамках информационно-технологического сопровождения (ИТС) программ системы «1С:Предприятие».</text:p>
      <text:p text:style-name="Text_20_body"><text:soft-page-break/>Ежемесячные выпуски ИТС содержат большое количество постоянно обновляемой информации, позволяющей более эффективно использовать продукты системы «1С:Предприятие». Отметим наиболее важные составляющие ИТС:</text:p>
      <text:p text:style-name="Text_20_body">● обновления технологической платформы «1С:Предприятие» и прикладных решений;</text:p>
      <text:p text:style-name="Text_20_body">● методические материалы по технологической платформе «1С:Предприятие»;</text:p>
      <text:p text:style-name="Text_20_body">● методические материалы по типовым прикладным решениям фирмы «1С»;</text:p>
      <text:p text:style-name="Text_20_body">● конфигурация «Конвертация данных» для настройки правил обмена между информационными базами «1С:Предприятия», имеющими различную конфигурацию;</text:p>
      <text:p text:style-name="Text_20_body">● система стандартов и методик разработки конфигураций для платформы «1С:Предприятие» (предназначена для ознакомления партнеров и пользователей фирмы «1С» с техническими и проектными решениями, используемыми при разработке типовых конфигураций на платформе «1С:Предприятие»);</text:p>
      <text:p text:style-name="Text_20_body">● советы линии консультаций, помогающие пользователям «1С:Предприятия» получить ответы на наиболее часто встречающиеся вопросы и избежать типичных ошибок;</text:p>
      <text:p text:style-name="Text_20_body">● информация по обучению работе с платформой «1С:Предприятие» и прикладными решениями фирмы «1С»;</text:p>
      <text:p text:style-name="Text_20_body">● демонстрационные ролики программных продуктов, позволяющие получить первое представление о возможностях прикладных решений;</text:p>
      <text:p text:style-name="Text_20_body">● справочники по заполнению деклараций по налогам (налог на прибыль, НДС, налог на имущество, ЕСН, взносы в ПФР);</text:p>
      <text:p text:style-name="Text_20_body">● обширная подборка бухгалтерской периодики, включая текущие выпуски журналов и архивы;</text:p>
      <text:p text:style-name="Text_20_body">● база аналитических обзоров законодательства и арбитражной практики;</text:p>
      <text:p text:style-name="Text_20_body">● рекомендации по составлению квартальной и годовой отчетности в «1С:Бухгалтерии 8»;</text:p>
      <text:p text:style-name="Text_20_body">● справочник типовых хозяйственных операций хозрасчетного предприятия;</text:p>
      <text:p text:style-name="Text_20_body">● справочник по оформлению расчетов с персоналом по оплате труда и правовым аспектам трудовых отношений;</text:p>
      <text:p text:style-name="Text_20_body">● справочная правовая система «Гарант» ‑ полный набор нормативных документов законодательства Российской Федерации, в том числе по бухгалтерскому учету, налогам и предпринимательству.</text:p>
      <text:p text:style-name="Text_20_body">Начиная с 2005 года, стандартный сервис по поддержке пользователей ‑ подписчиков ИТС включает доступ к сайту поддержки пользователей системы «1С:Предприятие».</text:p>
      <text:p text:style-name="Text_20_body">Более подробно о проекте ИТС можно прочитать на сайте фирмы «1С»: <text:a xlink:type="simple" xlink:href="http://www.1c.ru/rus/support/its/its.htm" office:target-frame-name="_blank" xlink:show="new" text:style-name="Internet_20_link" text:visited-style-name="Visited_20_Internet_20_Link">http://www.1c.ru/rus/support/its/its.htm</text:a>.</text:p>
      <text:p text:style-name="Text_20_body">Оставить заявку на демонстрацию дисков и приобретение подписки на ИТС можно на сайте фирмы «1С»: <text:a xlink:type="simple" xlink:href="http://www.1c.ru/rus/support/its/zajavka.jsp" office:target-frame-name="_blank" xlink:show="new" text:style-name="Internet_20_link" text:visited-style-name="Visited_20_Internet_20_Link">http://www.1c.ru/rus/support/its/zajavka.jsp</text:a>.</text:p>
      <text:p text:style-name="Text_20_body">Оформить подписку на ИТС можно у партнеров фирмы «1С». Список партнеров, имеющих опыт массового обслуживания пользователей в рамках проектов ИТС, опубликован на сайте фирмы «1С»: <text:a xlink:type="simple" xlink:href="http://www.1c.ru/rus/partners/service.jsp" office:target-frame-name="_blank" xlink:show="new" text:style-name="Internet_20_link" text:visited-style-name="Visited_20_Internet_20_Link">http://www.1c.ru/rus/partners/service.jsp</text:a>.</text:p>
      <text:h text:style-name="Heading_20_2" text:outline-level="2"><text:bookmark text:name="TI000000009"/><text:bookmark text:name="IssOgl1_Информация_по_1С_Предприятию_8"/>Информация по «1С:Предприятию 8»</text:h>
      <text:p text:style-name="Text_20_body">Адрес сайта: <text:a xlink:type="simple" xlink:href="http://v8.1c.ru/AllInfo" office:target-frame-name="_blank" xlink:show="new" text:style-name="Internet_20_link" text:visited-style-name="Visited_20_Internet_20_Link">http://v8.1c.ru/AllInfo</text:a>.</text:p>
      <text:p text:style-name="Text_20_body">Данный сайт представляет собой набор ссылок на часто используемую информацию для следующих категорий пользователей:</text:p>
      <text:p text:style-name="Text_20_body"><text:soft-page-break/>● пользователи прикладных решений,</text:p>
      <text:p text:style-name="Text_20_body">● разработчики прикладных решений,</text:p>
      <text:p text:style-name="Text_20_body">● партнеры фирмы «1С».</text:p>
      <text:h text:style-name="Heading_20_2" text:outline-level="2"><text:bookmark text:name="_ref301371123"/><text:bookmark text:name="_ref301371122"/><text:bookmark text:name="TI000000010"/><text:bookmark text:name="IssOgl1_Сайт_системы_программ_1С_Предприятие_8"/>Сайт системы программ «1С:Предприятие 8»</text:h>
      <text:p text:style-name="Text_20_body">Адрес сайта: <text:a xlink:type="simple" xlink:href="http://v8.1c.ru/" office:target-frame-name="_blank" xlink:show="new" text:style-name="Internet_20_link" text:visited-style-name="Visited_20_Internet_20_Link">http://v8.1c.ru</text:a>.</text:p>
      <text:p text:style-name="Text_20_body">Сайт содержит информацию по технологической платформе системы «1С:Предприятие» и по типовым прикладным решениям, выпущенным фирмой «1С» на ее основе.</text:p>
      <text:h text:style-name="Heading_20_2" text:outline-level="2"><text:bookmark text:name="_ref300848057"/><text:bookmark text:name="TI000000011"/><text:bookmark text:name="IssOgl1_Пользовательский_сайт"/>Пользовательский сайт</text:h>
      <text:p text:style-name="Text_20_body">Адрес сайта: <text:a xlink:type="simple" xlink:href="http://users.v8.1c.ru/" office:target-frame-name="_blank" xlink:show="new" text:style-name="Internet_20_link" text:visited-style-name="Visited_20_Internet_20_Link">http://users.v8.1c.ru</text:a>.</text:p>
      <text:p text:style-name="Text_20_body">На сайте поддержки пользователей системы «1С:Предприятие» представлена информация о номерах версий платформы и конфигураций, дате их выхода, выпусках ИТС, на которых опубликовано обновление. По каждой версии представлена следующая информация:</text:p>
      <text:p text:style-name="Text_20_body">● для технологической платформы:</text:p>
      <text:p text:style-name="Text_20_body">● отличия данной версии от предыдущих версий и особенности перехода;</text:p>
      <text:p text:style-name="Text_20_body">● ошибки, исправленные при выпуске данной версии;</text:p>
      <text:p text:style-name="Text_20_body">● дистрибутив обновления;</text:p>
      <text:p text:style-name="Text_20_body">● файл readme.htm;</text:p>
      <text:p text:style-name="Text_20_body">● для прикладных решений:</text:p>
      <text:p text:style-name="Text_20_body">● новое в релизе;</text:p>
      <text:p text:style-name="Text_20_body">● полный список изменений;</text:p>
      <text:p text:style-name="Text_20_body">● список основных изменений;</text:p>
      <text:p text:style-name="Text_20_body">● порядок обновления;</text:p>
      <text:p text:style-name="Text_20_body">● дистрибутив обновления;</text:p>
      <text:p text:style-name="Text_20_body">● номер версии платформы, необходимой для использования релиза конфигурации.</text:p>
      <text:p text:style-name="Text_20_body">Также на пользовательском сайте публикуются рекомендации по администрированию системы «1С:Предприятие».</text:p>
      <text:p text:style-name="Text_20_body">Основное преимущество, которое дает пользователям «1С:Предприятия» поддержка на данном сайте, ‑ это возможность обновления технологической платформы и прикладных решений через Интернет до получения дисков ИТС.</text:p>
      <text:p text:style-name="Text_20_body">Также на сайте публикуются дополнительные компоненты, используемые системой «1С:Предприятие» (например, СУБД PostgreSQL), а также тестовые версии платформы и прикладных решений.</text:p>
      <text:p text:style-name="Text_20_body">ВНИМАНИЕ! К сайту поддержки пользователей имеют право доступа зарегистрированные пользователи программных продуктов системы «1С:Предприятие». При этом пользователи продуктов, для которых предусмотрено обслуживание по линии информационно-технологического сопровождения (ИТС), должны иметь действующую подписку на ИТС.</text:p>
      <text:p text:style-name="Text_20_body">Зарегистрироваться на сайте поддержки пользователей можно самостоятельно либо обратиться к партнеру фирмы «1С».</text:p>
      <text:p text:style-name="Text_20_body"><text:soft-page-break/>Для самостоятельной регистрации необходимо с главной страницы сайта перейти по ссылке Самостоятельная регистрация пользователей по PIN-коду и выполнить указанные на сайте действия.</text:p>
      <text:p text:style-name="Text_20_body">В процессе регистрации потребуется PIN-код, входящий в комплект поставки программного продукта.</text:p>
      <text:p text:style-name="Text_20_body">Если в комплекте поставки отсутствует PIN-код для регистрации на сайте, следует обратиться к партнеру фирмы «1С».</text:p>
      <text:p text:style-name="Text_20_body">Для регистрации программного продукта необходимо заполнить регистрационную анкету на программный продукт (она является частью регистрационной карточки) и отправить ее в фирму «1С» по почте или факсу.</text:p>
      <text:p text:style-name="Text_20_body">Для оформления подписки на ИТС можно обратиться к любому из сервис-партнеров фирмы «1С». Список партнеров, имеющих опыт массового обслуживания пользователей в рамках проектов ИТС, опубликован на сайте фирмы «1С»: <text:a xlink:type="simple" xlink:href="http://www.1c.ru/rus/partners/service.jsp" office:target-frame-name="_blank" xlink:show="new" text:style-name="Internet_20_link" text:visited-style-name="Visited_20_Internet_20_Link">http://www.1c.ru/rus/partners/service.jsp</text:a>.</text:p>
      <text:h text:style-name="Heading_20_2" text:outline-level="2"><text:bookmark text:name="_ref300848168"/><text:bookmark text:name="_ref490051389"/><text:bookmark text:name="_ref490051388"/><text:bookmark text:name="TI000000012"/><text:bookmark text:name="IssOgl1_Принятые_обозначения"/>Принятые обозначения</text:h>
      <text:p text:style-name="Text_20_body">Для лучшего понимания излагаемого материала в настоящем Руководстве приняты некоторые общие приемы выделения отдельных элементов текста. Соглашение о таких приемах приведено ниже.</text:p>
      <text:p text:style-name="Text_20_body">Обозначения клавиш. Клавиши, такие как Enter, Esc, Del и подобные, будут обозначаться, как показано выше, без кавычек.</text:p>
      <text:p text:style-name="Text_20_body">Для ссылок на клавиши управления курсором (клавиши со стрелками) будет использоваться фраза клавиши управления курсором, когда необходимо сослаться сразу на все эти клавиши. Если необходимо упомянуть эти клавиши по отдельности, будут использоваться выражения Стрелка вверх, Стрелка вниз, Стрелка вправо и Стрелка влево.</text:p>
      <text:p text:style-name="Text_20_body">Комбинации клавиш. Когда для выполнения какой-либо команды необходимо нажать комбинацию из двух клавиш, она дается в виде Ctrl + F3.</text:p>
      <text:p text:style-name="Text_20_body">Обозначения кнопок. Наименования кнопок в форме будут даваться их названиями без кавычек, например, ОК, Отмена, Удалить и так далее.</text:p>
      <text:p text:style-name="Text_20_body">Ключевые слова встроенного языка. Ключевые слова встроенного языка системы «1С:Предприятие» выделяются шрифтом и пишутся так, как в программных модулях: РабочаяДата. В тексте также будут встречаться ссылки на описания разделов или элементов встроенного языка (свойства, методы и т. д.). С данными описаниями можно ознакомиться в справке (ветвь Встроенный язык).</text:p>
      <text:p text:style-name="Text_20_body">Описание действия с помощью меню. Для описания выбора пункта меню используется следующая конструкция: Меню ‑ Подменю ‑ Подменю ‑ … ‑ Пункт. Например: «Для выбора масштаба изображения используется пункт Таблица ‑ Вид ‑ Масштаб, что эквивалентно тексту: «Для выбора масштаба изображения используется пункт Масштаб подменю Вид меню Таблица главного меню программы». Если выбор осуществляется не из главного меню программы, то это указывается дополнительно.</text:p>
      <text:p text:style-name="Text_20_body">Режимы работы системы «1С:Предприятие». Система «1С:Предприятие» работает в двух режимах: настройки и проверки конфигурации (далее в Руководстве ‑ режим Конфигуратор или конфигуратор, когда в Руководстве описывается работа по созданию или изменению конфигурации) и исполнения конфигурации (далее в Руководстве ‑ режим 1С:Предприятие).</text:p>
      <text:p text:style-name="Text_20_body">В данном Руководстве «пользователем» будет называться специалист, выполняющий разработку или сопровождение конфигурации.</text:p>
      <text:p text:style-name="Text_20_body">Выражение %SYSTEMROOT% означает переменную окружения ОС Windows, которая содержит путь к каталогу установки операционной системы. При установке и настройке ОС по умолчанию этот путь выглядит следующим образом:</text:p>
      <text:p text:style-name="Text_20_body"><text:soft-page-break/><text:a xlink:type="simple" xlink:href="javascript:" text:style-name="Internet_20_link" text:visited-style-name="Visited_20_Internet_20_Link">Копировать в буфер обмена</text:a> </text:p>
      <text:p text:style-name="P1">C:\Windows</text:p>
      <text:p text:style-name="Text_20_body">Выражение %USERPROFILE% означает переменную окружения ОС Windows, которая содержит путь к каталогу профиля текущего пользователя. В случае стандартной установки (и для пользователя Ivanov)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Documents and Settings\Ivanov</text:p>
      <text:p text:style-name="Text_20_body">Для ОС Windows Vista и выше,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Users\Ivanov</text:p>
      <text:p text:style-name="Text_20_body">Выражение %APPDATA% означает переменную окружения ОС Windows, которая содержит путь к каталогу (в профиле пользователя), где приложения хранят свои данные. В случае стандартной установки (и для пользователя Ivanov)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Documents and Settings\Ivanov\Application Data</text:p>
      <text:p text:style-name="Text_20_body">Для ОС Windows Vista и выше,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Users\Ivanov\AppData\Roaming</text:p>
      <text:p text:style-name="Text_20_body">Выражение %LOCALAPPDATA% означает переменную окружения ОС Windows Vista и старше, содержащую путь к каталогу (в профиле пользователя), в котором находятся данные приложения, специфичные для пользователя. В случае стандартной установки (и для пользователя Ivanov)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Users\Ivanov\AppData\Local</text:p>
      <text:p text:style-name="Text_20_body">Выражение %ALLUSERSPROFILE% означает переменную окружения ОС Windows, которая содержит путь к каталогу, доступному всем пользователям системы. В случае стандартной установки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Documents and Settings\All Users</text:p>
      <text:p text:style-name="Text_20_body">Для ОС Windows Vista и выше,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ProgramData</text:p>
      <text:p text:style-name="Text_20_body">Выражение %PROGRAMFILES% означает переменную окружения ОС Windows, указывающую на каталог расположения программных файлов для приложений, разрядность которых совпадает с разрядностью операционной системы. При установке и настройке ОС по умолчанию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Program Files</text:p>
      <text:p text:style-name="Text_20_body"><text:soft-page-break/>Выражение %PROGRAMFILES(x86)% означает переменную окружения ОС Windows, указывающую на каталог расположения программных файлов для приложений, разрядность которых не совпадает с разрядностью операционной системы. Другими словами, в данной переменной окружения расположена ссылка на каталог расположения программных файлов 32-разрядных приложений на 64-разрядной операционной системе. При установке и настройке ОС по умолчанию этот путь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1">C:\Program Files (x86)</text:p>
      <text:p text:style-name="Text_20_body">Выражение $HOME означает переменную окружения ОС Linux, которая содержит путь к каталогу профиля текущего пользователя. Синонимом данной переменной окружения служит выражение ~/, указанное в пути к чему-либо.</text:p>
      <text:p text:style-name="Text_20_body">Все одноименные файлы, используемые одновременно для ОС Windows, ОС Linux и macOS, называются одинаково, вне зависимости от используемой ОС. Так, конфигурационный файл 1cestart.cfg в книге будет указан именно так, при этом в ОС Windows он будет называться 1CEStart.cfg, а в ОС Linux и macOS ‑ 1cestart.cfg.</text:p>
      <text:p text:style-name="Text_20_body">Для исполняемых файлов также не указывается расширение (если таковое присутствует). Так, исполняемый файл 1cv8.exe будет упоминаться как 1cv8. При этом для ОС Windows необходимо добавить расширение .exe, а для ОС Linux и macOS ничего добавлять не надо.</text:p>
      <text:p text:style-name="Text_20_body">Также следует помнить, что регистр используемых символов важен в ОС Linux и macOS, и не имеет значения в ОС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26:46.382554655</dc:date>
    <meta:editing-duration>PT1H8M41S</meta:editing-duration>
    <meta:editing-cycles>59</meta:editing-cycles>
    <meta:generator>LibreOffice/5.1.6.2$Linux_X86_64 LibreOffice_project/10m0$Build-2</meta:generator>
    <meta:document-statistic meta:table-count="0" meta:image-count="0" meta:object-count="0" meta:page-count="7" meta:paragraph-count="140" meta:word-count="2014" meta:character-count="16682" meta:non-whitespace-character-count="14798"/>
  </office:meta>
</office:document-meta>
</file>